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40">
          <table:table-cell table:number-columns-repeated="1024"/>
        </table:table-row>
        <table:table-row table:style-name="ro1">
          <table:table-cell table:number-columns-repeated="483"/>
          <table:table-cell office:value-type="string" calcext:value-type="string">
            <text:p>nature_all_dmg_big</text:p>
          </table:table-cell>
          <table:table-cell table:number-columns-repeated="11"/>
          <table:table-cell office:value-type="string" calcext:value-type="string">
            <text:p>fire_all_dmg_big</text:p>
          </table:table-cell>
          <table:table-cell table:number-columns-repeated="7"/>
          <table:table-cell office:value-type="string" calcext:value-type="string">
            <text:p>water_all_dmg_big</text:p>
          </table:table-cell>
          <table:table-cell table:number-columns-repeated="11"/>
          <table:table-cell office:value-type="string" calcext:value-type="string">
            <text:p>thunder_all_dmg_big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fire_attack_dmg_small</text:p>
          </table:table-cell>
          <table:table-cell table:number-columns-repeated="3"/>
          <table:table-cell office:value-type="string" calcext:value-type="string">
            <text:p>fire_attack_dmg_small</text:p>
          </table:table-cell>
          <table:table-cell table:number-columns-repeated="3"/>
          <table:table-cell office:value-type="string" calcext:value-type="string">
            <text:p>water_attack_dmg_small</text:p>
          </table:table-cell>
          <table:table-cell table:number-columns-repeated="3"/>
          <table:table-cell office:value-type="string" calcext:value-type="string">
            <text:p>water_attack_dmg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1"/>
          <table:table-cell office:value-type="string" calcext:value-type="string">
            <text:p>nature_attack_dmg_small</text:p>
          </table:table-cell>
          <table:table-cell table:number-columns-repeated="3"/>
          <table:table-cell office:value-type="string" calcext:value-type="string">
            <text:p>nature_attack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thunder_attack_dmg_small</text:p>
          </table:table-cell>
          <table:table-cell table:number-columns-repeated="3"/>
          <table:table-cell office:value-type="string" calcext:value-type="string">
            <text:p>thunder_attack_dmg_small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fire_spell_dmg_small</text:p>
          </table:table-cell>
          <table:table-cell table:number-columns-repeated="3"/>
          <table:table-cell office:value-type="string" calcext:value-type="string">
            <text:p>fire_spell_dmg_small</text:p>
          </table:table-cell>
          <table:table-cell table:number-columns-repeated="3"/>
          <table:table-cell office:value-type="string" calcext:value-type="string">
            <text:p>water_spell_dmg_small</text:p>
          </table:table-cell>
          <table:table-cell table:number-columns-repeated="3"/>
          <table:table-cell office:value-type="string" calcext:value-type="string">
            <text:p>water_spell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fire_spell_dmg_small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water_spell_dmg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table:number-columns-repeated="506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71"/>
          <table:table-cell office:value-type="string" calcext:value-type="string">
            <text:p>ms_percent_small</text:p>
          </table:table-cell>
          <table:table-cell table:number-columns-repeated="11"/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wis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11"/>
          <table:table-cell office:value-type="string" calcext:value-type="string">
            <text:p>mana_percent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ms_regen_percent_major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3"/>
          <table:table-cell office:value-type="string" calcext:value-type="string">
            <text:p>i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wis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mana_regen_big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ms_percent_big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int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harmony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wis_small</text:p>
          </table:table-cell>
          <table:table-cell table:number-columns-repeated="7"/>
          <table:table-cell office:value-type="string" calcext:value-type="string">
            <text:p>mana_battery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fi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spell_to_attack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to_attack_dmg_small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4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wis_small</text:p>
          </table:table-cell>
          <table:table-cell table:number-columns-repeated="16"/>
          <table:table-cell office:value-type="string" calcext:value-type="string">
            <text:p>ms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ana_percent_big</text:p>
          </table:table-cell>
          <table:table-cell table:number-columns-repeated="16"/>
          <table:table-cell office:value-type="string" calcext:value-type="string">
            <text:p>wis_small</text:p>
          </table:table-cell>
          <table:table-cell table:number-columns-repeated="500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wat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spell_to_attack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to_attack_dmg_small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1"/>
          <table:table-cell office:value-type="string" calcext:value-type="string">
            <text:p>wis_small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wis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ms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na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ms_percent_maj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s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5"/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percent_majo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wis_small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wis_small</text:p>
          </table:table-cell>
          <table:table-cell table:number-columns-repeated="492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ms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regen_percent_small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ana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int_wis_big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59"/>
          <table:table-cell office:value-type="string" calcext:value-type="string">
            <text:p>steady_ha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ms_regen_percent_small</text:p>
          </table:table-cell>
          <table:table-cell table:number-columns-repeated="3"/>
          <table:table-cell office:value-type="string" calcext:value-type="string">
            <text:p>mana_regen_percen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ire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_small</text:p>
          </table:table-cell>
          <table:table-cell table:number-columns-repeated="2"/>
          <table:table-cell office:value-type="string" calcext:value-type="string">
            <text:p>thunder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pene_small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81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9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_hi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hit_crit_dmg_big</text:p>
          </table:table-cell>
          <table:table-cell table:number-columns-repeated="481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_hit_crit_dmg_big</text:p>
          </table:table-cell>
          <table:table-cell table:number-columns-repeated="3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81"/>
        </table:table-row>
        <table:table-row table:style-name="ro1">
          <table:table-cell table:number-columns-repeated="457"/>
          <table:table-cell office:value-type="string" calcext:value-type="string">
            <text:p>elemental_res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staff_dmg_percent_small</text:p>
          </table:table-cell>
          <table:table-cell table:number-columns-repeated="3"/>
          <table:table-cell office:value-type="string" calcext:value-type="string">
            <text:p>staff_dmg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mg_percent_small</text:p>
          </table:table-cell>
          <table:table-cell table:number-columns-repeated="3"/>
          <table:table-cell office:value-type="string" calcext:value-type="string">
            <text:p>wand_dmg_percent_small</text:p>
          </table:table-cell>
          <table:table-cell table:number-columns-repeated="10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_small</text:p>
          </table:table-cell>
          <table:table-cell table:number-columns-repeated="2"/>
          <table:table-cell office:value-type="string" calcext:value-type="string">
            <text:p>nature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pene_small</text:p>
          </table:table-cell>
          <table:table-cell table:number-columns-repeated="479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ow_dmg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nature_res_small</text:p>
          </table:table-cell>
          <table:table-cell table:number-columns-repeated="4"/>
          <table:table-cell office:value-type="string" calcext:value-type="string">
            <text:p>fire_re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staff_ele_dmg_percent_majo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and_ele_dmg_percent_majo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hp_hp_regen_big</text:p>
          </table:table-cell>
          <table:table-cell table:number-columns-repeated="24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thunder_re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lock_percent_big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ow_dmg_percent_small</text:p>
          </table:table-cell>
          <table:table-cell table:number-columns-repeated="3"/>
          <table:table-cell office:value-type="string" calcext:value-type="string">
            <text:p>bow_ele_dmg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block_percent_small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block_percent_small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freshing_breeze</text:p>
          </table:table-cell>
          <table:table-cell table:number-columns-repeated="6"/>
          <table:table-cell office:value-type="string" calcext:value-type="string">
            <text:p>dodge_ene_regen_big</text:p>
          </table:table-cell>
          <table:table-cell table:number-columns-repeated="47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2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"/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percent_small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bow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nergy_regen_percent_small</text:p>
          </table:table-cell>
          <table:table-cell table:number-columns-repeated="480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1"/>
          <table:table-cell office:value-type="string" calcext:value-type="string">
            <text:p>hammer_ele_dmg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guardian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THIEF</text:p>
          </table:table-cell>
          <table:table-cell table:number-columns-repeated="4"/>
          <table:table-cell office:value-type="string" calcext:value-type="string">
            <text:p>dodge_ene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a_dex_big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mental_res_small</text:p>
          </table:table-cell>
          <table:table-cell table:number-columns-repeated="2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2"/>
          <table:table-cell office:value-type="string" calcext:value-type="string">
            <text:p>elemental_res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crossbow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lemental_res_big</text:p>
          </table:table-cell>
          <table:table-cell table:number-columns-repeated="3"/>
          <table:table-cell office:value-type="string" calcext:value-type="string">
            <text:p>armor_percent_small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rue_hit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471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armor_percent_small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crossbow_dmg_percent_small</text:p>
          </table:table-cell>
          <table:table-cell table:number-columns-repeated="3"/>
          <table:table-cell office:value-type="string" calcext:value-type="string">
            <text:p>crossbow_ele_dmg_percent_big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elemental_res_big</text:p>
          </table:table-cell>
          <table:table-cell table:number-columns-repeated="24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armor_percent_small</text:p>
          </table:table-cell>
          <table:table-cell table:number-columns-repeated="4"/>
          <table:table-cell office:value-type="string" calcext:value-type="string">
            <text:p>armor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a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12"/>
          <table:table-cell office:value-type="string" calcext:value-type="string">
            <text:p>crossbow_dmg_percent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energy_regen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p_regen_percent_small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crit_hit_big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hp_regen_percent_small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percent_small</text:p>
          </table:table-cell>
          <table:table-cell table:number-columns-repeated="3"/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ene_ene_regen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hp_hp_regen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hp_percent_small</text:p>
          </table:table-cell>
          <table:table-cell table:number-columns-repeated="8"/>
          <table:table-cell office:value-type="string" calcext:value-type="string">
            <text:p>str_small</text:p>
          </table:table-cell>
          <table:table-cell table:number-columns-repeated="8"/>
          <table:table-cell office:value-type="string" calcext:value-type="string">
            <text:p>crit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9"/>
          <table:table-cell office:value-type="string" calcext:value-type="string">
            <text:p>magical_lif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7"/>
          <table:table-cell office:value-type="string" calcext:value-type="string">
            <text:p>vit_small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phys_dmg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ord_ele_dmg_percent_big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dmg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sword_dmg_percent_small</text:p>
          </table:table-cell>
          <table:table-cell table:number-columns-repeated="3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71"/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496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xe_dmg_percent_small</text:p>
          </table:table-cell>
          <table:table-cell table:number-columns-repeated="3"/>
          <table:table-cell office:value-type="string" calcext:value-type="string">
            <text:p>axe_dmg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xe_ele_dmg_percent_big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13"/>
          <table:table-cell office:value-type="string" calcext:value-type="string">
            <text:p>str_small</text:p>
          </table:table-cell>
          <table:table-cell table:number-columns-repeated="500"/>
        </table:table-row>
        <table:table-row table:style-name="ro1">
          <table:table-cell table:number-columns-repeated="476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01"/>
        </table:table-row>
        <table:table-row table:style-name="ro1">
          <table:table-cell table:number-columns-repeated="47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2"/>
        </table:table-row>
        <table:table-row table:style-name="ro1">
          <table:table-cell table:number-columns-repeated="47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3"/>
        </table:table-row>
        <table:table-row table:style-name="ro1">
          <table:table-cell table:number-columns-repeated="47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504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hp_percent_small</text:p>
          </table:table-cell>
          <table:table-cell table:number-columns-repeated="31"/>
          <table:table-cell office:value-type="string" calcext:value-type="string">
            <text:p>phys_dmg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0"/>
          <table:table-cell office:value-type="string" calcext:value-type="string">
            <text:p>hp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ood_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eed_mastery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hp_regen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5"/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hp_hp_regen_big</text:p>
          </table:table-cell>
          <table:table-cell table:number-columns-repeated="31"/>
          <table:table-cell office:value-type="string" calcext:value-type="string">
            <text:p>phys_dmg_big</text:p>
          </table:table-cell>
          <table:table-cell table:number-columns-repeated="508"/>
        </table:table-row>
        <table:table-row table:style-name="ro1" table:number-rows-repeated="51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18:27:48.8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7T19:45:00.640000000</dc:date>
    <meta:editing-duration>PT2H11M54S</meta:editing-duration>
    <meta:editing-cycles>18</meta:editing-cycles>
    <meta:generator>Trio_Office/6.1.3.2$Windows_x86 LibreOffice_project/</meta:generator>
    <meta:document-statistic meta:table-count="1" meta:cell-count="1040" meta:object-count="0"/>
  </office:meta>
</office:document-meta>
</file>